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5134in"/>
    </style:style>
    <style:style style:name="co2" style:family="table-column">
      <style:table-column-properties fo:break-before="auto" style:column-width="2.6791in"/>
    </style:style>
    <style:style style:name="co3" style:family="table-column">
      <style:table-column-properties fo:break-before="auto" style:column-width="0.5602in"/>
    </style:style>
    <style:style style:name="co4" style:family="table-column">
      <style:table-column-properties fo:break-before="auto" style:column-width="0.4953in"/>
    </style:style>
    <style:style style:name="co5" style:family="table-column">
      <style:table-column-properties fo:break-before="auto" style:column-width="0.4571in"/>
    </style:style>
    <style:style style:name="co6" style:family="table-column">
      <style:table-column-properties fo:break-before="auto" style:column-width="0.4673in"/>
    </style:style>
    <style:style style:name="co7" style:family="table-column">
      <style:table-column-properties fo:break-before="auto" style:column-width="0.4728in"/>
    </style:style>
    <style:style style:name="co8" style:family="table-column">
      <style:table-column-properties fo:break-before="auto" style:column-width="0.52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8118in"/>
    </style:style>
    <style:style style:name="co11" style:family="table-column">
      <style:table-column-properties fo:break-before="auto" style:column-width="0.5382in"/>
    </style:style>
    <style:style style:name="co12" style:family="table-column">
      <style:table-column-properties fo:break-before="auto" style:column-width="0.6547in"/>
    </style:style>
    <style:style style:name="co13" style:family="table-column">
      <style:table-column-properties fo:break-before="auto" style:column-width="0.7752in"/>
    </style:style>
    <style:style style:name="co14" style:family="table-column">
      <style:table-column-properties fo:break-before="auto" style:column-width="0.5874in"/>
    </style:style>
    <style:style style:name="co15" style:family="table-column">
      <style:table-column-properties fo:break-before="auto" style:column-width="0.5437in"/>
    </style:style>
    <style:style style:name="co16" style:family="table-column">
      <style:table-column-properties fo:break-before="auto" style:column-width="0.5709in"/>
    </style:style>
    <style:style style:name="co17" style:family="table-column">
      <style:table-column-properties fo:break-before="auto" style:column-width="0.1543in"/>
    </style:style>
    <style:style style:name="co18" style:family="table-column">
      <style:table-column-properties fo:break-before="auto" style:column-width="0.3937in"/>
    </style:style>
    <style:style style:name="co19" style:family="table-column">
      <style:table-column-properties fo:break-before="auto" style:column-width="0.1654in"/>
    </style:style>
    <style:style style:name="co20" style:family="table-column">
      <style:table-column-properties fo:break-before="auto" style:column-width="0.35in"/>
    </style:style>
    <style:style style:name="co21" style:family="table-column">
      <style:table-column-properties fo:break-before="auto" style:column-width="1.3299in"/>
    </style:style>
    <style:style style:name="co22" style:family="table-column">
      <style:table-column-properties fo:break-before="auto" style:column-width="0.4807in"/>
    </style:style>
    <style:style style:name="co23" style:family="table-column">
      <style:table-column-properties fo:break-before="auto" style:column-width="0.3827in"/>
    </style:style>
    <style:style style:name="co24" style:family="table-column">
      <style:table-column-properties fo:break-before="auto" style:column-width="0.1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</office:automatic-styles>
  <office:body>
    <office:spreadsheet>
      <table:table table:name="small-datas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#test#</text:p>
          </table:table-cell>
          <table:table-cell office:value-type="string" calcext:value-type="string">
            <text:p>VFN Zdeněk Kršk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test#</text:p>
          </table:table-cell>
          <table:table-cell office:value-type="string" calcext:value-type="string">
            <text:p>PSP Miroslava Němcová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test#</text:p>
          </table:table-cell>
          <table:table-cell office:value-type="string" calcext:value-type="string">
            <text:p>Listu J. A. Komenskéh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test#</text:p>
          </table:table-cell>
          <table:table-cell office:value-type="string" calcext:value-type="string">
            <text:p>Trutnovsku Vladimír Drym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test#</text:p>
          </table:table-cell>
          <table:table-cell office:value-type="string" calcext:value-type="string">
            <text:p>Interu Javier Zanett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test#</text:p>
          </table:table-cell>
          <table:table-cell office:value-type="string" calcext:value-type="string">
            <text:p>Dublinu Micheál Ua Seághdh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test#</text:p>
          </table:table-cell>
          <table:table-cell office:value-type="string" calcext:value-type="string">
            <text:p>D. Cerekve Zdeněk Jirs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test#</text:p>
          </table:table-cell>
          <table:table-cell office:value-type="string" calcext:value-type="string">
            <text:p>Juve Giovanni Cobolli Gigl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test#</text:p>
          </table:table-cell>
          <table:table-cell office:value-type="string" calcext:value-type="string">
            <text:p>Williama Saroyana Tracyh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test#</text:p>
          </table:table-cell>
          <table:table-cell office:value-type="string" calcext:value-type="string">
            <text:p>Esteé Lauder Pure White Line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test#</text:p>
          </table:table-cell>
          <table:table-cell office:value-type="string" calcext:value-type="string">
            <text:p>Damoklově Willema Frederika Herman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test#</text:p>
          </table:table-cell>
          <table:table-cell office:value-type="string" calcext:value-type="string">
            <text:p>Paroubka Stanislav Gros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test#</text:p>
          </table:table-cell>
          <table:table-cell office:value-type="string" calcext:value-type="string">
            <text:p>Tatranu Vlastislav Novotný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test#</text:p>
          </table:table-cell>
          <table:table-cell office:value-type="string" calcext:value-type="string">
            <text:p>Jihočeské Lambdy Jiří Louženský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test#</text:p>
          </table:table-cell>
          <table:table-cell office:value-type="string" calcext:value-type="string">
            <text:p>The Next Three Days Paula Haggi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test#</text:p>
          </table:table-cell>
          <table:table-cell office:value-type="string" calcext:value-type="string">
            <text:p>New York Rangers Jaromír Jág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test#</text:p>
          </table:table-cell>
          <table:table-cell office:value-type="string" calcext:value-type="string">
            <text:p>Vladimíra Franze Válka s mlok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table:formula="of:=SUM([.C1:.C17])/17" office:value-type="float" office:value="0.294117647058823" calcext:value-type="float">
            <text:p>0.294</text:p>
          </table:table-cell>
          <table:table-cell table:style-name="ce1" table:formula="of:=SUM([.D1:.D17])/17" office:value-type="float" office:value="0.411764705882353" calcext:value-type="float">
            <text:p>0.412</text:p>
          </table:table-cell>
          <table:table-cell table:style-name="ce1" table:formula="of:=SUM([.E1:.E17])/17" office:value-type="float" office:value="0.117647058823529" calcext:value-type="float">
            <text:p>0.118</text:p>
          </table:table-cell>
          <table:table-cell table:style-name="ce1" table:formula="of:=SUM([.F1:.F17])/17" office:value-type="float" office:value="0.235294117647059" calcext:value-type="float">
            <text:p>0.235</text:p>
          </table:table-cell>
          <table:table-cell table:style-name="ce1" table:formula="of:=SUM([.G1:.G17])/17" office:value-type="float" office:value="0.352941176470588" calcext:value-type="float">
            <text:p>0.353</text:p>
          </table:table-cell>
          <table:table-cell table:style-name="ce1" table:formula="of:=SUM([.H1:.H17])/17" office:value-type="float" office:value="0.941176470588235" calcext:value-type="float">
            <text:p>0.941</text:p>
          </table:table-cell>
        </table:table-row>
      </table:table>
      <table:table table:name="big-train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24" table:number-columns-repeated="6" table:default-cell-style-name="Default"/>
        <table:table-row table:style-name="ro1">
          <table:table-cell office:value-type="string" calcext:value-type="string">
            <text:p>Abbey Road Kenem Towsende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dmiry Josef Jarolí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ra Adam Straňák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ro Holding Tomáš Polá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rární komory v Příbrami Josef Melicha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robanky Vlastimil Nesrst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. Katmeridu Hlasy minulost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eričan H. P. Lovecraf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eričan Riddick Bow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eričan Robert Morr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erice BMW Z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erické společnosti stavebních inženýrů AS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dreas E. Tajnéh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gličan Charles Babba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ny Sílové Škola ž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tikultovní organizace Robert Ros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rchitekt Bořek Šípe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rta Spiegelmana Ma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rturu Schopenhauerovi Klím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tlet Dukly Prah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ustralan Paul Old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ustrálii Jaroslav Sucháne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nky Haná Jany Šafránkové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nské Bystrici Rudolf Hroma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rceloně Pavla Soukup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BC Breakfast New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atles Lucy in the Sky with Diamond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ěchovic Luboš Šub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lgie První lig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RD Jacques Attal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ílém domě Monica Lewinská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ledá Tvář Irokéz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lízkém východě Usáma bin Ládi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loomberg Takeši Imami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ořek Otava V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ormiu Olga CharvátováKřížová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rně Cenu Karla Engliš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urgtheateru Claus Peyman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DU Helmuta Kohl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Čech Radek Hanykovič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Čech Vladimír Dlouhý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entrální etické komise Jan Pay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Česká lékařská společnost J. E. Purkyně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Česká republika Irs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České biatlonové unie Václav Fiřtík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České filharmonie Milan Lášek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Českomoravského fotbalového svazu Janu Obstovi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írkve československé husitské Ervín Kukuczk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ivilní ochrany Jiří Šlap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ME Michal Donat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m Flak 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rriere Della Sera Nixon píš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 týden dal J. Bobovnický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ČR V. Klau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ČR Vladimír Dlouhý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. S. fond Luboš Smrčk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ČSFR Jiřím Dienstbiere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ČSSD Miloš Z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ČTK 18. červe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ukrovar Hodonín Cukrovar Němči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ukrovar Hodonín Cukrovar Němčice n.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YFRA 21 - 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asného Vojtěch Radou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ěčín GALERIE HEFAISTO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ll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pilátor Silk - épil EE 10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sty Miroslav Grég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ino Mustafice Král umírá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isco Latine 32 Nova t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ivadla za branou II Vít Venc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ivokého západu O Henryh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lní Kounice SK Hrani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mě kultury Vítkovi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rnier Do 17Z - 2 Dvoumotorov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 Spojených států americký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r. Maxe Schaffner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vojčata Ray a Jay Nugentov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vořákově síni Rudolfi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vořákův Klavírní kvartet Es du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ISON Druhá míz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lle PcPhersonová Joaqui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llingtonovka In The Mellow Ton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ira Kusturici Undergroun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nesta Sábata Kniha o hrdinech a hrobe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 Franze Fischle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vropského parla mentu Häns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vropské komise Jacquesem Santere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vropské komise Jacques Santer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vropské komisi Sipke Browere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ederálního úřadu pro vyšetřování Louis Freeh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exaret IIa Meopt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ip pro akusticko - vizuální představení Petra Nikl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MZV Zdenko Píre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NM Roman Češk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ond slepých Paragraf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ondu národního majetku Roman Češk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otbalista Roman Sedláče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oto Gilles Abegg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oto Karel Cudlí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oto Ondřej Něme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oto Pavel Hu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oto Vilém Kratochví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agmenty a performance Johanny Stadler - Starlingové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ancie Didier Deschamp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ancouz Louis Brail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ancouz Pierre Larti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ankfurter Allgemeine Zeitung S. Schatte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antiška Halase Naše paní Božena Němcová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anze Junga Die Eroberung der Maschine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anz Kafka P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ainsboroughovou Slečnou Haverfieldov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eorga Fridricha Händla Lucio Cornelio Fill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odardova BLÁZNIVÉHO PETŘÍČK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ralomu Luděk Jánský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reenpeace Łubici Trubíniové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ruzie Zviadu Gamsachurdiov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anáckého divadla Hvězdy na vrbě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ilary a Jackie Britský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istorie školství na Těšínsku Výstav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loučelou II.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nutí pro republiku Romualda Szeremetiew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kejista Vladimír Růžičk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nické polikliniky Petr Albín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radčanech U hrušk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RADEC KRÁLOVÉ Martin Dvořá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ygienické stanice Vladimír Polanecký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ZDS Milana Čič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0 , 05 m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AAF Istvána Gyulai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AM Pavla Matoch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HS Bernhard Bö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MV ČSSR mjr. JUDr. Mirek STRÁNSKÝ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die Amrtya Se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g. Alojz LOREN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g. Jan Sikor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g. Josef Bláboli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g. Karel Hennhofe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g. Miloslavem Studenkou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 memoriam Ladislavu Vidmanov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ráku Rádio Svobodná Evrop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SPA 20,4 mil.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tal Nicola Minal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zraelská Všeobecná bezpečnostní služba Šin Be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ADERNÝ PROGRAM BAGDÁDU NEJASNÝ J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anáčkově nám. 2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an Hálek Občanská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eseník Milena Novotná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ihlavě Arif Salichov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ihomoravské energetiky Ladislav Ryšavý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iří Černický Výstav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iří Donát Mirka Chochol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iřího Hudlera Vsetí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méno Davida Fran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osefa Koudelky Periplanissi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osefa Šusty Dürrenmat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osefa Tošovského V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osef Moucha Recenz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ugoslávcem Miroslavem Radomane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. Ursínyho J. Lettrich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88 Escherichia col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abardinsko - balkarské autonomní republiky Nalčik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áhiře Vratislav Jan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anaďan Benoit Douc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anceláře sněmovny Petr Kynštet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anceláře sněmovny Petr Kynštet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apitalismus a občanské ctnosti Bělohradskéh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arel Kachyňa Franco Zeffirell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arla Jaromíra Erbena Svatební košil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atedra počítačové grafiky a designu doc. RNDr. Petr Matula, Ph.D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atona József Színhá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avčích horách Petra Buzková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B cup O štít města Cheb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DU - ČSL Josefu Luxov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eltskými pohádkami Jana Vladislav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eramiky Dušan Salfický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+K Capital Group Karla Komárk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omedie Mauruse Lindemay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omerční banky JUDr. R. Salzman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omety David Kostelecký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omni Karel Navrát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oncertem Slavíkova komorního orchestru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onfederaci nezávislého Polska - Vlast Tomasze Karwowskéh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ongresu Bob Livingst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ontraband Milana Svobod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rajina a její lidé - fotografie I. Ibrahimoviče , Z. Thomy a L. Mimry BUCHLOVICE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rajského úřadu Pardubického kraje Odbor školství a kultur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ráska a zvíře Laur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reslený humor Vladimíra Renčína JIHOČESKÁ UNIVERZIT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řesťanskodemo - kratické strany Václav Ben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rone Milan Franě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ruh u Jilemnice DOP0811Z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VĚTEN Polární expr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wa Zulu - Natal S 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dislava Peška Rudolf Závodný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ázních Toušeni 18. října 19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cianovi Eva Glancová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ns Slavo Musli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tňan Josef Dobrý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vallois S. C. Úspě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vého bloku Jaroslav Ort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dský faktor Grahama Gree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ebieghaus - Museum alter Plastik Frankfurt am Mai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ové komise Oldřich Novák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N Jefima Fištej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N Petra Procházková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N Tomáše Pudil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OK David Rat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SU Františkem Trnk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ysé nad Labem Václav Houštěcký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ďarem Kovacem Karolyi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gyar Hírlap Katalina Töröková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jli - Saj Londý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lorolnickou stranu Jószefa Torgyán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o Ce - tungova Dlouhého pochod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riánské Lázně Třebízskéh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RTIN IDES Davidson Colle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RTIN MAREK Colgate Univers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rtin Siebert Bude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toušovy Pašije Johanna Sebastiana Bach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CH Band Mikoláše Chadim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ierové Jaroslava Meie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 E. Lemming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lrose Place IV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lrose Place IV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ěstská knihovna Sokolovská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ěstského muzea v Chebu Karel Brož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FF Karlovy V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HS dr. Jaroslav Horký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íček Výstava kreseb a dřevěných plastik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chaely Pavlátové Repe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chaila Ptačuka Spolek Politbyro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chal Hladík Doku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crosoft Bill Ga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lan Š. 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lenkách Pavel Eisn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lošem Horanským Albeeho Geor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loslava Prokůpková Výstava kreseb a litografií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loslava Výborného Milan Řepk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nisterstva dopravy a spojů Otakar Veverk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nisterstva průmyslu a obchodu Petr Pomezný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nistr Vladimír Dlouhý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ld. Kč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nichova Rolf Barthel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níšku Serváce Engela z Engelsflusu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ost přes řeku Kwai Michael Wils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P Radim Chyb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uzica Bohemica Boris Hybne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uzikál Daniela Land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aganu Jiří Pekáre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áplava Na posledním vandru 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ASA Ed Weil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DR Günther Krau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EI Richard Kno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ěmecka Alimův obcho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ew Yorku Nezávislé československé kulturní středisk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izozemec De Ko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ovákovy Svatební koši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ové Město Návštěvníc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ové síně Karel Babíče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ovozélanďan Bruce McLar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ultá hodina Karel Plíh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bčanské demokratické aliance Jan Kalvod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bchodních sladoven Roman Pumm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blastní celní správy v Ostravě Karel Moškoř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BLASTNÍ MUZEUM Václav Jí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DA Janem Kalvodou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dborové rady Poldi Stanislav Tomáše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DS Pavel Peše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DS Václav Kla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ff - roady V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kresního policejního ředitelství v Příbrami Václava Moravce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kresního státního zastupitelství pro Prahu západ JUDr. Ondřej Šmelhau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kresního úřadu ( OÚ ) v Břeclavi Karel Sau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kresního úřadu v Českých Budějovicích Miroslav Procházk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kresní hygienické stanice v Pardubicích Otakar Štěpáne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lbrachtův Golet v údolí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lympie SOHO Interierové centrum, Svratecká 989 664 42 Brno Modři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slavy Nového rok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SN B. Ghal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strava 124 tisí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tevřený kruh Jeana - Guyho Lecat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xford OX1 2P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DUBICE Fitness Body Clu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lamentu Petr Čermák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árty KABEL PL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vla Landovského Objížďk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vla Peppersteina Prohlídka některých nových pamětihodností českého uměleckého života očima cizinc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vla Zedníčka Hav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edagogické fakulty Masarykovy univerzity Josefa Budiš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ětatřicet skvělých průvanů Miroslav Horníček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etr Kubín Hovory z Lá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etr Nedvěd Pittsbur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evnost Vyšehrad v dějinách pražského opevnění Stálá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iščika Dušana Tarageľ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íseň o zemi Gustava Mahler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ísně lásky J. Alfreda Prufrock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lečnika Drahý mistře !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lzni Jaroslav Troj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obřežní hlídka II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ortugalec Rui Cost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orty Miloslava Langr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oslanecké sněmovny Giovannim Spadolini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oslanecké sněmovny Karel Küh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ostel Oskara Reif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P Jaroslav Pom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pm NO 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áce J. Hanák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ag sen.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AHA 13 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ahy 1 Jan Bürgermeist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ahy 8 Josef Nose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ahy Boeing 737 - 3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avého bloku Zuzana Bönischová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ávu Šárka Matusková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ávu Vlaďka Zborníková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aze 25. června 19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aze 2 Diakonie Českobratrské církve evangelické - Středisko křesťanské pomoci v Praz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aze Rudolf Jedličk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ažských vodáren PRAH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zident Václav Hav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odejní výstava lidových řemesel GALERIE NA PŮDÍ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OKURÁTOR DAL PODNĚT KE ZRUŠENÍ VÝJIMKY V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ostějov 21 - 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ostějováci Jan Šverdík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ostějova Jan Šverdí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ostějov MUDr. Pavel Holík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 Radotínské údolí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ůmyslových staveb Lubora Mikš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S PČR Michal Kra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dničního sklípku Martin Šráme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dničního sklípku Martin Šráme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došinskému naivnému divadlu Stanislava Štepk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kušana Hannese Trink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kušan Niki Lau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ymond Chandler Lou Re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alita František Havíř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ntiérský IF 1. 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icharda Bacha Jediný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ŘĺJNA 1980 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bert 26. říj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man Krasnický Nikd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udých Khmerů Ieng Sa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us Sergej Berez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usům Pierluigia Casiraghih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Šachy Mezinárodní turna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ám doma US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muel Taylor Coleridge PÍSEŇ O STARÉM NÁMOŘNÍK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pporo Květa Jeriová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rajevu Bill Aikma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chůzka Severoatlantické organizace pro rybolov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DC Hradec Králové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DL Robert Fic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D - LSNS Hanky Holcnerové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družení podnikatelů Rudolfem Baránke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nátu Petr Pithar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table:style-name="ce1" table:formula="of:=SUM([.B1:.B355])/COUNT([.B1:.B355])" office:value-type="float" office:value="0.264788732394366" calcext:value-type="float">
            <text:p>0.265</text:p>
          </table:table-cell>
          <table:table-cell table:style-name="ce1" table:formula="of:=SUM([.C1:.C355])/COUNT([.C1:.C355])" office:value-type="float" office:value="0.414084507042254" calcext:value-type="float">
            <text:p>0.414</text:p>
          </table:table-cell>
          <table:table-cell table:style-name="ce1" table:formula="of:=SUM([.D1:.D355])/COUNT([.D1:.D355])" office:value-type="float" office:value="0.188732394366197" calcext:value-type="float">
            <text:p>0.189</text:p>
          </table:table-cell>
          <table:table-cell table:style-name="ce1" table:formula="of:=SUM([.E1:.E355])/COUNT([.E1:.E355])" office:value-type="float" office:value="0.247887323943662" calcext:value-type="float">
            <text:p>0.248</text:p>
          </table:table-cell>
          <table:table-cell table:style-name="ce1" table:formula="of:=SUM([.F1:.F355])/COUNT([.F1:.F355])" office:value-type="float" office:value="0.385915492957746" calcext:value-type="float">
            <text:p>0.386</text:p>
          </table:table-cell>
          <table:table-cell table:style-name="ce1" table:formula="of:=SUM([.G1:.G355])/COUNT([.G1:.G355])" office:value-type="float" office:value="0.774647887323944" calcext:value-type="float">
            <text:p>0.775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0T14:51:31.261801420</dc:date>
    <dc:creator>Marek Grac</dc:creator>
    <meta:document-statistic meta:table-count="2" meta:cell-count="2633" meta:object-count="0"/>
    <meta:generator>LibreOffice/4.2.7.2$Linux_X86_64 LibreOffice_project/420$Build-2</meta:generator>
  </office:meta>
</office:document-meta>
</file>